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75cm"/>
    </style:style>
    <style:style style:name="ro1" style:family="table-row">
      <style:table-row-properties style:row-height="1.1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table:number-columns-spanned="15" table:number-rows-spanned="1">
            <text:p>Testresults Raycasting vs A* a performance studie</text:p>
          </table:table-cell>
          <table:covered-table-cell table:number-columns-repeated="14"/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 table:number-columns-spanned="15" table:number-rows-spanned="1">
            <text:p>Average Frames per Second</text:p>
          </table:table-cell>
          <table:covered-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fps]</text:p>
          </table:table-cell>
          <table:table-cell office:value-type="string">
            <text:p>Raycasting [fps]</text:p>
          </table:table-cell>
          <table:table-cell>
            <draw:frame table:end-cell-address="Sheet1.K25" table:end-x="0.293cm" table:end-y="0.067cm" draw:z-index="0" draw:style-name="gr1" draw:text-style-name="P1" svg:width="15.999cm" svg:height="8.999cm" svg:x="0.101cm" svg:y="0.1cm">
              <draw:object draw:notify-on-update-of-ranges="Sheet1.A7:Sheet1.A12 Sheet1.B5:Sheet1.B6 Sheet1.B7:Sheet1.B12 Sheet1.C5:Sheet1.C6 Sheet1.C7:Sheet1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83">
            <text:p>39,83</text:p>
          </table:table-cell>
          <table:table-cell office:value-type="float" office:value="40.24">
            <text:p>40,2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93">
            <text:p>39,93</text:p>
          </table:table-cell>
          <table:table-cell office:value-type="float" office:value="39.65">
            <text:p>39,6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.81">
            <text:p>38,81</text:p>
          </table:table-cell>
          <table:table-cell office:value-type="float" office:value="38.94">
            <text:p>38,9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.95">
            <text:p>37,95</text:p>
          </table:table-cell>
          <table:table-cell office:value-type="float" office:value="36.24">
            <text:p>36,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3.7">
            <text:p>33,7</text:p>
          </table:table-cell>
          <table:table-cell office:value-type="float" office:value="34.17">
            <text:p>34,1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1.59">
            <text:p>31,59</text:p>
          </table:table-cell>
          <table:table-cell office:value-type="float" office:value="31.1">
            <text:p>31,1</text:p>
          </table:table-cell>
          <table:table-cell table:number-columns-repeated="12"/>
        </table:table-row>
        <table:table-row table:style-name="ro2" table:number-rows-repeated="14">
          <table:table-cell table:number-columns-repeated="15"/>
        </table:table-row>
        <table:table-row table:style-name="ro3">
          <table:table-cell table:style-name="ce2" office:value-type="string" table:number-columns-spanned="15" table:number-rows-spanned="1">
            <text:p>Pathmaking Calculation Time including Setup</text:p>
          </table:table-cell>
          <table:covered-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µs]</text:p>
          </table:table-cell>
          <table:table-cell office:value-type="string">
            <text:p>Raycasting[µs]</text:p>
          </table:table-cell>
          <table:table-cell>
            <draw:frame table:end-cell-address="Sheet1.K49" table:end-x="0.489cm" table:end-y="0.42cm" draw:z-index="1" draw:style-name="gr1" draw:text-style-name="P1" svg:width="15.999cm" svg:height="8.999cm" svg:x="0.297cm" svg:y="0.001cm">
              <draw:object draw:notify-on-update-of-ranges="Sheet1.A32:Sheet1.A37 Sheet1.B30:Sheet1.B31 Sheet1.B32:Sheet1.B37 Sheet1.C30:Sheet1.C31 Sheet1.C32:Sheet1.C3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628">
            <text:p>5628</text:p>
          </table:table-cell>
          <table:table-cell office:value-type="float" office:value="144.39">
            <text:p>144,3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42">
            <text:p>1342</text:p>
          </table:table-cell>
          <table:table-cell office:value-type="float" office:value="110.1">
            <text:p>110,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64">
            <text:p>764</text:p>
          </table:table-cell>
          <table:table-cell office:value-type="float" office:value="113.22">
            <text:p>113,2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24.9">
            <text:p>424,9</text:p>
          </table:table-cell>
          <table:table-cell office:value-type="float" office:value="92.37">
            <text:p>92,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1.11">
            <text:p>161,11</text:p>
          </table:table-cell>
          <table:table-cell office:value-type="float" office:value="86.25">
            <text:p>86,2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9.67">
            <text:p>89,67</text:p>
          </table:table-cell>
          <table:table-cell office:value-type="float" office:value="81.82">
            <text:p>81,82</text:p>
          </table:table-cell>
          <table:table-cell table:number-columns-repeated="12"/>
        </table:table-row>
        <table:table-row table:style-name="ro2" table:number-rows-repeated="13">
          <table:table-cell table:number-columns-repeated="15"/>
        </table:table-row>
        <table:table-row table:style-name="ro3">
          <table:table-cell table:style-name="ce2" office:value-type="string" table:number-columns-spanned="15" table:number-rows-spanned="1">
            <text:p>Pathmaking Calculation Time excluding Setup</text:p>
          </table:table-cell>
          <table:covered-table-cell table:number-columns-repeated="14"/>
        </table:table-row>
        <table:table-row table:style-name="ro3">
          <table:table-cell table:style-name="ce2"/>
          <table:table-cell table:number-columns-repeated="2"/>
          <table:table-cell>
            <draw:frame table:end-cell-address="Sheet1.K72" table:end-x="0.405cm" table:end-y="0.055cm" draw:z-index="2" draw:style-name="gr1" draw:text-style-name="P1" svg:width="15.999cm" svg:height="8.999cm" svg:x="0.213cm" svg:y="0.595cm">
              <draw:object draw:notify-on-update-of-ranges="Sheet1.A56:Sheet1.A60 Sheet1.B54:Sheet1.B55 Sheet1.B56:Sheet1.B60 Sheet1.C54:Sheet1.C55 Sheet1.C56:Sheet1.C6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3">
          <table:table-cell table:style-name="ce2"/>
          <table:table-cell table:number-columns-repeated="14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µs]</text:p>
          </table:table-cell>
          <table:table-cell office:value-type="string">
            <text:p>Raycasting[µs]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33">
            <text:p>46,33</text:p>
          </table:table-cell>
          <table:table-cell office:value-type="float" office:value="110.1">
            <text:p>110,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.26">
            <text:p>33,26</text:p>
          </table:table-cell>
          <table:table-cell office:value-type="float" office:value="113.22">
            <text:p>113,2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.46">
            <text:p>31,46</text:p>
          </table:table-cell>
          <table:table-cell office:value-type="float" office:value="92.37">
            <text:p>92,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9.62">
            <text:p>29,62</text:p>
          </table:table-cell>
          <table:table-cell office:value-type="float" office:value="86.25">
            <text:p>86,2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2.01">
            <text:p>32,01</text:p>
          </table:table-cell>
          <table:table-cell office:value-type="float" office:value="81.82">
            <text:p>81,82</text:p>
          </table:table-cell>
          <table:table-cell table:number-columns-repeated="12"/>
        </table:table-row>
        <table:table-row table:style-name="ro2" table:number-rows-repeated="13">
          <table:table-cell table:number-columns-repeated="15"/>
        </table:table-row>
        <table:table-row table:style-name="ro3">
          <table:table-cell table:style-name="ce2" office:value-type="string" table:number-columns-spanned="15" table:number-rows-spanned="1">
            <text:p>Movement Calculation Time</text:p>
          </table:table-cell>
          <table:covered-table-cell table:number-columns-repeated="14"/>
        </table:table-row>
        <table:table-row table:style-name="ro2">
          <table:table-cell table:number-columns-repeated="3"/>
          <table:table-cell>
            <draw:frame table:end-cell-address="Sheet1.K95" table:end-x="1.074cm" table:end-y="0.386cm" draw:z-index="3" draw:style-name="gr1" draw:text-style-name="P1" svg:width="15.999cm" svg:height="8.999cm" svg:x="0.882cm" svg:y="0.419cm">
              <draw:object draw:notify-on-update-of-ranges="Sheet1.A78:Sheet1.A83 Sheet1.B76:Sheet1.B77 Sheet1.B78:Sheet1.B83 Sheet1.C76:Sheet1.C77 Sheet1.C78:Sheet1.C8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µs]</text:p>
          </table:table-cell>
          <table:table-cell office:value-type="string">
            <text:p>Raycasting[µs]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418.85">
            <text:p>8418,85</text:p>
          </table:table-cell>
          <table:table-cell office:value-type="float" office:value="22.24">
            <text:p>22,2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971.36">
            <text:p>7971,36</text:p>
          </table:table-cell>
          <table:table-cell office:value-type="float" office:value="15.26">
            <text:p>15,2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709.31">
            <text:p>8709,31</text:p>
          </table:table-cell>
          <table:table-cell office:value-type="float" office:value="13.11">
            <text:p>13,1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501.31">
            <text:p>9501,31</text:p>
          </table:table-cell>
          <table:table-cell office:value-type="float" office:value="13.59">
            <text:p>13,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938.46">
            <text:p>14938,46</text:p>
          </table:table-cell>
          <table:table-cell office:value-type="float" office:value="12.35">
            <text:p>12,3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170.85">
            <text:p>24170,85</text:p>
          </table:table-cell>
          <table:table-cell office:value-type="float" office:value="11.86">
            <text:p>11,86</text:p>
          </table:table-cell>
          <table:table-cell table:number-columns-repeated="12"/>
        </table:table-row>
        <table:table-row table:style-name="ro2" table:number-rows-repeated="13">
          <table:table-cell table:number-columns-repeated="15"/>
        </table:table-row>
        <table:table-row table:style-name="ro3">
          <table:table-cell table:style-name="ce2" office:value-type="string" table:number-columns-spanned="15" table:number-rows-spanned="1">
            <text:p>Time for the obstacle course</text:p>
          </table:table-cell>
          <table:covered-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ms]</text:p>
          </table:table-cell>
          <table:table-cell office:value-type="string">
            <text:p>Raycasting[ms]</text:p>
          </table:table-cell>
          <table:table-cell>
            <draw:frame table:end-cell-address="Sheet1.K120" table:end-x="0.293cm" table:end-y="0.067cm" draw:z-index="4" draw:style-name="gr1" draw:text-style-name="P1" svg:width="15.999cm" svg:height="8.999cm" svg:x="0.101cm" svg:y="0.1cm">
              <draw:object draw:notify-on-update-of-ranges="Sheet1.A102:Sheet1.A107 Sheet1.B100:Sheet1.B101 Sheet1.B102:Sheet1.B107 Sheet1.C100:Sheet1.C101 Sheet1.C102:Sheet1.C10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129">
            <text:p>32129</text:p>
          </table:table-cell>
          <table:table-cell office:value-type="float" office:value="45753">
            <text:p>4575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917">
            <text:p>31917</text:p>
          </table:table-cell>
          <table:table-cell office:value-type="float" office:value="45475">
            <text:p>4547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177">
            <text:p>32177</text:p>
          </table:table-cell>
          <table:table-cell office:value-type="float" office:value="49721">
            <text:p>4972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537">
            <text:p>32537</text:p>
          </table:table-cell>
          <table:table-cell office:value-type="float" office:value="47091">
            <text:p>470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4046">
            <text:p>34046</text:p>
          </table:table-cell>
          <table:table-cell office:value-type="float" office:value="50002">
            <text:p>5000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7538">
            <text:p>37538</text:p>
          </table:table-cell>
          <table:table-cell office:value-type="float" office:value="50806">
            <text:p>50806</text:p>
          </table:table-cell>
          <table:table-cell table:number-columns-repeated="12"/>
        </table:table-row>
        <table:table-row table:style-name="ro2" table:number-rows-repeated="14">
          <table:table-cell table:number-columns-repeated="15"/>
        </table:table-row>
        <table:table-row table:style-name="ro3">
          <table:table-cell table:style-name="ce2" office:value-type="string" table:number-columns-spanned="15" table:number-rows-spanned="1">
            <text:p>Average Collissions / Test</text:p>
          </table:table-cell>
          <table:covered-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</text:p>
          </table:table-cell>
          <table:table-cell office:value-type="string">
            <text:p>Raycasting</text:p>
          </table:table-cell>
          <table:table-cell>
            <draw:frame table:end-cell-address="Sheet1.K144" table:end-x="0.293cm" table:end-y="0.067cm" draw:z-index="5" draw:style-name="gr1" draw:text-style-name="P1" svg:width="15.999cm" svg:height="8.999cm" svg:x="0.101cm" svg:y="0.1cm">
              <draw:object draw:notify-on-update-of-ranges="Sheet1.A124:Sheet1.A125 Sheet1.A126:Sheet1.A131 Sheet1.B124:Sheet1.B125 Sheet1.B126:Sheet1.B131 Sheet1.C124:Sheet1.C125 Sheet1.C126:Sheet1.C13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81">
            <text:p>181</text:p>
          </table:table-cell>
          <table:table-cell office:value-type="float" office:value="100">
            <text:p>100</text:p>
          </table:table-cell>
          <table:table-cell table:number-columns-repeated="12"/>
        </table:table-row>
        <table:table-row table:style-name="ro2" table:number-rows-repeated="15">
          <table:table-cell table:number-columns-repeated="15"/>
        </table:table-row>
        <table:table-row table:style-name="ro3">
          <table:table-cell table:style-name="ce2" office:value-type="string" table:number-columns-spanned="15" table:number-rows-spanned="1">
            <text:p>Average Failed Obstacle Course Runs per Run</text:p>
          </table:table-cell>
          <table:covered-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%]</text:p>
          </table:table-cell>
          <table:table-cell office:value-type="string">
            <text:p>Raycasting [%]</text:p>
          </table:table-cell>
          <table:table-cell>
            <draw:frame table:end-cell-address="Sheet1.K169" table:end-x="0.293cm" table:end-y="0.066cm" draw:z-index="6" draw:style-name="gr1" draw:text-style-name="P1" svg:width="15.999cm" svg:height="8.999cm" svg:x="0.101cm" svg:y="0.1cm">
              <draw:object draw:notify-on-update-of-ranges="Sheet1.A149:Sheet1.A150 Sheet1.A151:Sheet1.A156 Sheet1.B149:Sheet1.B150 Sheet1.B151:Sheet1.B156 Sheet1.C149:Sheet1.C150 Sheet1.C151:Sheet1.C15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21.06.2015</text:date>, <text:time>19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M44S</meta:editing-duration>
    <meta:editing-cycles>31</meta:editing-cycles>
    <meta:generator>OpenOffice/4.1.1$Win32 OpenOffice.org_project/411m6$Build-9775</meta:generator>
    <dc:date>2015-06-21T19:00:35.82</dc:date>
    <meta:document-statistic meta:table-count="3" meta:cell-count="152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6cm" chart:style-name="ch2">
          <text:p>Average Frames Per Second</text:p>
        </chart:title>
        <chart:legend chart:legend-position="start" svg:x="0.21cm" svg:y="3.926cm" style:legend-expansion="high" chart:style-name="ch3"/>
        <chart:plot-area chart:style-name="ch4" table:cell-range-address="Sheet1.A7:Sheet1.C12 Sheet1.B5:Sheet1.C6" chart:data-source-has-labels="both" svg:x="5.295cm" svg:y="1.635cm" svg:width="10.065cm" svg:height="6.177cm">
          <chartooo:coordinate-region svg:x="5.916cm" svg:y="1.847cm" svg:width="9.164cm" svg:height="5.292cm"/>
          <chart:axis chart:dimension="x" chart:name="primary-x" chart:style-name="ch5" chartooo:axis-type="auto">
            <chartooo:date-scale/>
            <chart:title svg:x="8.96cm" svg:y="7.993cm" chart:style-name="ch6">
              <text:p>Number of Agents</text:p>
            </chart:title>
            <chart:categories table:cell-range-address="Sheet1.A7:Sheet1.A12"/>
            <chart:grid chart:style-name="ch7" chart:class="major"/>
          </chart:axis>
          <chart:axis chart:dimension="y" chart:name="primary-y" chart:style-name="ch8">
            <chart:title svg:x="4.388cm" svg:y="5.706cm" chart:style-name="ch9">
              <text:p>Average FPS</text:p>
            </chart:title>
            <chart:grid chart:style-name="ch7" chart:class="major"/>
          </chart:axis>
          <chart:series chart:style-name="ch10" chart:values-cell-range-address="Sheet1.B7:Sheet1.B12" chart:label-cell-address="Sheet1.B5:Sheet1.B6" chart:class="chart:line">
            <chart:data-point chart:repeated="6"/>
          </chart:series>
          <chart:series chart:style-name="ch11" chart:values-cell-range-address="Sheet1.C7:Sheet1.C12" chart:label-cell-address="Sheet1.C5:Sheet1.C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fps]</text:p>
                <text:list>
                  <text:list-item>
                    <text:p>A* [fps]</text:p>
                  </text:list-item>
                  <text:list-item>
                    <text:p/>
                  </text:list-item>
                </text:list>
                <draw:g>
                  <svg:desc>Sheet1.B5:Sheet1.B6</svg:desc>
                </draw:g>
              </table:table-cell>
              <table:table-cell office:value-type="string">
                <text:p>Raycasting [fps]</text:p>
                <text:list>
                  <text:list-item>
                    <text:p>Raycasting [fps]</text:p>
                  </text:list-item>
                  <text:list-item>
                    <text:p/>
                  </text:list-item>
                </text:list>
                <draw:g>
                  <svg:desc>Sheet1.C5:Sheet1.C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7:Sheet1.A12</svg:desc>
                </draw:g>
              </table:table-cell>
              <table:table-cell office:value-type="float" office:value="39.83">
                <text:p>39.83</text:p>
                <draw:g>
                  <svg:desc>Sheet1.B7:Sheet1.B12</svg:desc>
                </draw:g>
              </table:table-cell>
              <table:table-cell office:value-type="float" office:value="40.24">
                <text:p>40.24</text:p>
                <draw:g>
                  <svg:desc>Sheet1.C7:Sheet1.C1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.93">
                <text:p>39.93</text:p>
              </table:table-cell>
              <table:table-cell office:value-type="float" office:value="39.65">
                <text:p>39.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.81">
                <text:p>38.81</text:p>
              </table:table-cell>
              <table:table-cell office:value-type="float" office:value="38.94">
                <text:p>38.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.95">
                <text:p>37.95</text:p>
              </table:table-cell>
              <table:table-cell office:value-type="float" office:value="36.24">
                <text:p>36.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.7">
                <text:p>33.7</text:p>
              </table:table-cell>
              <table:table-cell office:value-type="float" office:value="34.17">
                <text:p>34.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59">
                <text:p>31.59</text:p>
              </table:table-cell>
              <table:table-cell office:value-type="float" office:value="31.1">
                <text:p>3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68cm" svg:y="0.316cm" chart:style-name="ch2">
          <text:p>Average Pathfinding computation Time including Setuptime</text:p>
        </chart:title>
        <chart:legend chart:legend-position="end" svg:x="12.248cm" svg:y="3.926cm" style:legend-expansion="high" chart:style-name="ch3"/>
        <chart:plot-area chart:style-name="ch4" table:cell-range-address="Sheet1.A32:Sheet1.C37 Sheet1.B30:Sheet1.C31" chart:data-source-has-labels="both" svg:x="1.358cm" svg:y="1.635cm" svg:width="10.25cm" svg:height="6.177cm">
          <chartooo:coordinate-region svg:x="2.35cm" svg:y="1.847cm" svg:width="8.978cm" svg:height="5.292cm"/>
          <chart:axis chart:dimension="x" chart:name="primary-x" chart:style-name="ch5" chartooo:axis-type="auto">
            <chartooo:date-scale/>
            <chart:title svg:x="5.116cm" svg:y="7.993cm" chart:style-name="ch6">
              <text:p>Number of Agents</text:p>
            </chart:title>
            <chart:categories table:cell-range-address="Sheet1.A32:Sheet1.A37"/>
            <chart:grid chart:style-name="ch7" chart:class="major"/>
          </chart:axis>
          <chart:axis chart:dimension="y" chart:name="primary-y" chart:style-name="ch8">
            <chart:title svg:x="0.451cm" svg:y="6.434cm" chart:style-name="ch9">
              <text:p>Computation Time [µs]</text:p>
            </chart:title>
            <chart:grid chart:style-name="ch7" chart:class="major"/>
          </chart:axis>
          <chart:series chart:style-name="ch10" chart:values-cell-range-address="Sheet1.B32:Sheet1.B37" chart:label-cell-address="Sheet1.B30:Sheet1.B31" chart:class="chart:line">
            <chart:data-point chart:repeated="6"/>
          </chart:series>
          <chart:series chart:style-name="ch11" chart:values-cell-range-address="Sheet1.C32:Sheet1.C37" chart:label-cell-address="Sheet1.C30:Sheet1.C3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µs]</text:p>
                <text:list>
                  <text:list-item>
                    <text:p>A* [µs]</text:p>
                  </text:list-item>
                  <text:list-item>
                    <text:p/>
                  </text:list-item>
                </text:list>
                <draw:g>
                  <svg:desc>Sheet1.B30:Sheet1.B31</svg:desc>
                </draw:g>
              </table:table-cell>
              <table:table-cell office:value-type="string">
                <text:p>Raycasting[µs]</text:p>
                <text:list>
                  <text:list-item>
                    <text:p>Raycasting[µs]</text:p>
                  </text:list-item>
                  <text:list-item>
                    <text:p/>
                  </text:list-item>
                </text:list>
                <draw:g>
                  <svg:desc>Sheet1.C30:Sheet1.C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2:Sheet1.A37</svg:desc>
                </draw:g>
              </table:table-cell>
              <table:table-cell office:value-type="float" office:value="5628">
                <text:p>5628</text:p>
                <draw:g>
                  <svg:desc>Sheet1.B32:Sheet1.B37</svg:desc>
                </draw:g>
              </table:table-cell>
              <table:table-cell office:value-type="float" office:value="144.39">
                <text:p>144.39</text:p>
                <draw:g>
                  <svg:desc>Sheet1.C32:Sheet1.C3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42">
                <text:p>1342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4">
                <text:p>764</text:p>
              </table:table-cell>
              <table:table-cell office:value-type="float" office:value="113.22">
                <text:p>113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4.9">
                <text:p>424.9</text:p>
              </table:table-cell>
              <table:table-cell office:value-type="float" office:value="92.37">
                <text:p>92.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1.11">
                <text:p>161.11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.67">
                <text:p>89.67</text:p>
              </table:table-cell>
              <table:table-cell office:value-type="float" office:value="81.82">
                <text:p>81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68cm" svg:y="0.316cm" chart:style-name="ch2">
          <text:p>Average Pathfinding computation Time including Setuptime</text:p>
        </chart:title>
        <chart:legend chart:legend-position="end" svg:x="12.248cm" svg:y="3.926cm" style:legend-expansion="high" chart:style-name="ch3"/>
        <chart:plot-area chart:style-name="ch4" table:cell-range-address="Sheet1.A56:Sheet1.C60 Sheet1.B54:Sheet1.C55" chart:data-source-has-labels="both" svg:x="1.358cm" svg:y="1.635cm" svg:width="10.25cm" svg:height="6.177cm">
          <chartooo:coordinate-region svg:x="2.165cm" svg:y="1.847cm" svg:width="9.163cm" svg:height="5.292cm"/>
          <chart:axis chart:dimension="x" chart:name="primary-x" chart:style-name="ch5" chartooo:axis-type="auto">
            <chartooo:date-scale/>
            <chart:title svg:x="5.116cm" svg:y="7.993cm" chart:style-name="ch6">
              <text:p>Number of Agents</text:p>
            </chart:title>
            <chart:categories table:cell-range-address="Sheet1.A56:Sheet1.A60"/>
          </chart:axis>
          <chart:axis chart:dimension="y" chart:name="primary-y" chart:style-name="ch5">
            <chart:title svg:x="0.451cm" svg:y="6.434cm" chart:style-name="ch7">
              <text:p>Computation Time [µs]</text:p>
            </chart:title>
            <chart:grid chart:style-name="ch8" chart:class="major"/>
          </chart:axis>
          <chart:series chart:style-name="ch9" chart:values-cell-range-address="Sheet1.B56:Sheet1.B60" chart:label-cell-address="Sheet1.B54:Sheet1.B55" chart:class="chart:line">
            <chart:data-point chart:repeated="5"/>
          </chart:series>
          <chart:series chart:style-name="ch10" chart:values-cell-range-address="Sheet1.C56:Sheet1.C60" chart:label-cell-address="Sheet1.C54:Sheet1.C5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µs]</text:p>
                <text:list>
                  <text:list-item>
                    <text:p>A* [µs]</text:p>
                  </text:list-item>
                  <text:list-item>
                    <text:p/>
                  </text:list-item>
                </text:list>
                <draw:g>
                  <svg:desc>Sheet1.B54:Sheet1.B55</svg:desc>
                </draw:g>
              </table:table-cell>
              <table:table-cell office:value-type="string">
                <text:p>Raycasting[µs]</text:p>
                <text:list>
                  <text:list-item>
                    <text:p>Raycasting[µs]</text:p>
                  </text:list-item>
                  <text:list-item>
                    <text:p/>
                  </text:list-item>
                </text:list>
                <draw:g>
                  <svg:desc>Sheet1.C54:Sheet1.C5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56:Sheet1.A60</svg:desc>
                </draw:g>
              </table:table-cell>
              <table:table-cell office:value-type="float" office:value="46.33">
                <text:p>46.33</text:p>
                <draw:g>
                  <svg:desc>Sheet1.B56:Sheet1.B60</svg:desc>
                </draw:g>
              </table:table-cell>
              <table:table-cell office:value-type="float" office:value="110.1">
                <text:p>110.1</text:p>
                <draw:g>
                  <svg:desc>Sheet1.C56:Sheet1.C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.26">
                <text:p>33.26</text:p>
              </table:table-cell>
              <table:table-cell office:value-type="float" office:value="113.22">
                <text:p>113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.46">
                <text:p>31.46</text:p>
              </table:table-cell>
              <table:table-cell office:value-type="float" office:value="92.37">
                <text:p>92.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.62">
                <text:p>29.62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01">
                <text:p>32.01</text:p>
              </table:table-cell>
              <table:table-cell office:value-type="float" office:value="81.82">
                <text:p>81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92cm" svg:y="0.316cm" chart:style-name="ch2">
          <text:p>Movement computation Time</text:p>
        </chart:title>
        <chart:legend chart:legend-position="end" svg:x="12.248cm" svg:y="3.926cm" style:legend-expansion="high" chart:style-name="ch3"/>
        <chart:plot-area chart:style-name="ch4" table:cell-range-address="Sheet1.A78:Sheet1.C83 Sheet1.B76:Sheet1.C77" chart:data-source-has-labels="both" svg:x="1.358cm" svg:y="1.635cm" svg:width="10.25cm" svg:height="6.177cm">
          <chartooo:coordinate-region svg:x="2.535cm" svg:y="1.847cm" svg:width="8.794cm" svg:height="5.292cm"/>
          <chart:axis chart:dimension="x" chart:name="primary-x" chart:style-name="ch5" chartooo:axis-type="auto">
            <chartooo:date-scale/>
            <chart:title svg:x="5.116cm" svg:y="7.993cm" chart:style-name="ch6">
              <text:p>Number of Agents</text:p>
            </chart:title>
            <chart:categories table:cell-range-address="Sheet1.A78:Sheet1.A83"/>
          </chart:axis>
          <chart:axis chart:dimension="y" chart:name="primary-y" chart:style-name="ch5">
            <chart:title svg:x="0.451cm" svg:y="6.434cm" chart:style-name="ch7">
              <text:p>Computation Time [µs]</text:p>
            </chart:title>
            <chart:grid chart:style-name="ch8" chart:class="major"/>
          </chart:axis>
          <chart:series chart:style-name="ch9" chart:values-cell-range-address="Sheet1.B78:Sheet1.B83" chart:label-cell-address="Sheet1.B76:Sheet1.B77" chart:class="chart:line">
            <chart:data-point chart:repeated="6"/>
          </chart:series>
          <chart:series chart:style-name="ch10" chart:values-cell-range-address="Sheet1.C78:Sheet1.C83" chart:label-cell-address="Sheet1.C76:Sheet1.C7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µs]</text:p>
                <text:list>
                  <text:list-item>
                    <text:p>A* [µs]</text:p>
                  </text:list-item>
                  <text:list-item>
                    <text:p/>
                  </text:list-item>
                </text:list>
                <draw:g>
                  <svg:desc>Sheet1.B76:Sheet1.B77</svg:desc>
                </draw:g>
              </table:table-cell>
              <table:table-cell office:value-type="string">
                <text:p>Raycasting[µs]</text:p>
                <text:list>
                  <text:list-item>
                    <text:p>Raycasting[µs]</text:p>
                  </text:list-item>
                  <text:list-item>
                    <text:p/>
                  </text:list-item>
                </text:list>
                <draw:g>
                  <svg:desc>Sheet1.C76:Sheet1.C7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78:Sheet1.A83</svg:desc>
                </draw:g>
              </table:table-cell>
              <table:table-cell office:value-type="float" office:value="8418.85">
                <text:p>8418.85</text:p>
                <draw:g>
                  <svg:desc>Sheet1.B78:Sheet1.B83</svg:desc>
                </draw:g>
              </table:table-cell>
              <table:table-cell office:value-type="float" office:value="22.24">
                <text:p>22.24</text:p>
                <draw:g>
                  <svg:desc>Sheet1.C78:Sheet1.C83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971.36">
                <text:p>7971.3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709.31">
                <text:p>8709.31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01.31">
                <text:p>9501.31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938.46">
                <text:p>14938.46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170.85">
                <text:p>24170.85</text:p>
              </table:table-cell>
              <table:table-cell office:value-type="float" office:value="11.86">
                <text:p>11.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19cm" svg:y="0.316cm" chart:style-name="ch2">
          <text:p>Time needed to complete the Obstacle courses</text:p>
        </chart:title>
        <chart:legend chart:legend-position="end" svg:x="12.142cm" svg:y="3.926cm" style:legend-expansion="high" chart:style-name="ch3"/>
        <chart:plot-area chart:style-name="ch4" table:cell-range-address="Sheet1.A102:Sheet1.C107 Sheet1.B100:Sheet1.C101" chart:data-source-has-labels="both" svg:x="1.358cm" svg:y="1.635cm" svg:width="10.144cm" svg:height="6.177cm">
          <chartooo:coordinate-region svg:x="2.535cm" svg:y="1.847cm" svg:width="8.687cm" svg:height="5.292cm"/>
          <chart:axis chart:dimension="x" chart:name="primary-x" chart:style-name="ch5" chartooo:axis-type="auto">
            <chartooo:date-scale/>
            <chart:title svg:x="5.063cm" svg:y="7.993cm" chart:style-name="ch6">
              <text:p>Number of Agents</text:p>
            </chart:title>
            <chart:categories table:cell-range-address="Sheet1.A102:Sheet1.A107"/>
          </chart:axis>
          <chart:axis chart:dimension="y" chart:name="primary-y" chart:style-name="ch7">
            <chart:title svg:x="0.451cm" svg:y="5.508cm" chart:style-name="ch8">
              <text:p>Time [ms]</text:p>
            </chart:title>
            <chart:grid chart:style-name="ch9" chart:class="major"/>
          </chart:axis>
          <chart:series chart:style-name="ch10" chart:values-cell-range-address="Sheet1.B102:Sheet1.B107" chart:label-cell-address="Sheet1.B100:Sheet1.B101" chart:class="chart:line">
            <chart:data-point chart:repeated="6"/>
          </chart:series>
          <chart:series chart:style-name="ch11" chart:values-cell-range-address="Sheet1.C102:Sheet1.C107" chart:label-cell-address="Sheet1.C100:Sheet1.C10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ms]</text:p>
                <text:list>
                  <text:list-item>
                    <text:p>A* [ms]</text:p>
                  </text:list-item>
                  <text:list-item>
                    <text:p/>
                  </text:list-item>
                </text:list>
                <draw:g>
                  <svg:desc>Sheet1.B100:Sheet1.B101</svg:desc>
                </draw:g>
              </table:table-cell>
              <table:table-cell office:value-type="string">
                <text:p>Raycasting[ms]</text:p>
                <text:list>
                  <text:list-item>
                    <text:p>Raycasting[ms]</text:p>
                  </text:list-item>
                  <text:list-item>
                    <text:p/>
                  </text:list-item>
                </text:list>
                <draw:g>
                  <svg:desc>Sheet1.C100:Sheet1.C10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2:Sheet1.A107</svg:desc>
                </draw:g>
              </table:table-cell>
              <table:table-cell office:value-type="float" office:value="32129">
                <text:p>32129</text:p>
                <draw:g>
                  <svg:desc>Sheet1.B102:Sheet1.B107</svg:desc>
                </draw:g>
              </table:table-cell>
              <table:table-cell office:value-type="float" office:value="45753">
                <text:p>45753</text:p>
                <draw:g>
                  <svg:desc>Sheet1.C102:Sheet1.C10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1917">
                <text:p>31917</text:p>
              </table:table-cell>
              <table:table-cell office:value-type="float" office:value="45475">
                <text:p>45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177">
                <text:p>32177</text:p>
              </table:table-cell>
              <table:table-cell office:value-type="float" office:value="49721">
                <text:p>497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537">
                <text:p>32537</text:p>
              </table:table-cell>
              <table:table-cell office:value-type="float" office:value="47091">
                <text:p>470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046">
                <text:p>34046</text:p>
              </table:table-cell>
              <table:table-cell office:value-type="float" office:value="50002">
                <text:p>50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538">
                <text:p>37538</text:p>
              </table:table-cell>
              <table:table-cell office:value-type="float" office:value="50806">
                <text:p>508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92cm" svg:y="0.316cm" chart:style-name="ch2">
          <text:p>Average Collissions per Test</text:p>
        </chart:title>
        <chart:legend chart:legend-position="end" svg:x="13.419cm" svg:y="3.926cm" style:legend-expansion="high" chart:style-name="ch3"/>
        <chart:plot-area chart:style-name="ch4" table:cell-range-address="Sheet1.A124:Sheet1.C131" chart:data-source-has-labels="both" svg:x="1.358cm" svg:y="1.635cm" svg:width="11.421cm" svg:height="6.177cm">
          <chartooo:coordinate-region svg:x="2.165cm" svg:y="1.847cm" svg:width="10.334cm" svg:height="5.292cm"/>
          <chart:axis chart:dimension="x" chart:name="primary-x" chart:style-name="ch5" chartooo:axis-type="auto">
            <chartooo:date-scale/>
            <chart:title svg:x="5.701cm" svg:y="7.993cm" chart:style-name="ch6">
              <text:p>Number of Agents</text:p>
            </chart:title>
            <chart:categories table:cell-range-address="Sheet1.A126:Sheet1.A131"/>
          </chart:axis>
          <chart:axis chart:dimension="y" chart:name="primary-y" chart:style-name="ch5">
            <chart:title svg:x="0.451cm" svg:y="6.328cm" chart:style-name="ch7">
              <text:p>Number of Collisions</text:p>
            </chart:title>
            <chart:grid chart:style-name="ch8" chart:class="major"/>
          </chart:axis>
          <chart:series chart:style-name="ch9" chart:values-cell-range-address="Sheet1.B126:Sheet1.B131" chart:label-cell-address="Sheet1.B124:Sheet1.B125" chart:class="chart:line">
            <chart:data-point chart:repeated="6"/>
          </chart:series>
          <chart:series chart:style-name="ch10" chart:values-cell-range-address="Sheet1.C126:Sheet1.C131" chart:label-cell-address="Sheet1.C124:Sheet1.C12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</text:p>
                <text:list>
                  <text:list-item>
                    <text:p>A*</text:p>
                  </text:list-item>
                  <text:list-item>
                    <text:p/>
                  </text:list-item>
                </text:list>
                <draw:g>
                  <svg:desc>Sheet1.B124:Sheet1.B125</svg:desc>
                </draw:g>
              </table:table-cell>
              <table:table-cell office:value-type="string">
                <text:p>Raycasting</text:p>
                <text:list>
                  <text:list-item>
                    <text:p>Raycasting</text:p>
                  </text:list-item>
                  <text:list-item>
                    <text:p/>
                  </text:list-item>
                </text:list>
                <draw:g>
                  <svg:desc>Sheet1.C124:Sheet1.C1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26:Sheet1.A131</svg:desc>
                </draw:g>
              </table:table-cell>
              <table:table-cell office:value-type="float" office:value="2">
                <text:p>2</text:p>
                <draw:g>
                  <svg:desc>Sheet1.B126:Sheet1.B131</svg:desc>
                </draw:g>
              </table:table-cell>
              <table:table-cell office:value-type="float" office:value="0">
                <text:p>0</text:p>
                <draw:g>
                  <svg:desc>Sheet1.C126:Sheet1.C13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1">
                <text:p>18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Obstalce course Failure Rate</text:p>
        </chart:title>
        <chart:legend chart:legend-position="end" svg:x="12.195cm" svg:y="3.926cm" style:legend-expansion="high" chart:style-name="ch3"/>
        <chart:plot-area chart:style-name="ch4" table:cell-range-address="Sheet1.A149:Sheet1.C156" chart:data-source-has-labels="both" svg:x="1.358cm" svg:y="1.635cm" svg:width="10.197cm" svg:height="6.177cm">
          <chartooo:coordinate-region svg:x="1.979cm" svg:y="1.847cm" svg:width="9.296cm" svg:height="5.292cm"/>
          <chart:axis chart:dimension="x" chart:name="primary-x" chart:style-name="ch5" chartooo:axis-type="auto">
            <chartooo:date-scale/>
            <chart:title svg:x="5.089cm" svg:y="7.993cm" chart:style-name="ch6">
              <text:p>Number of Agents</text:p>
            </chart:title>
            <chart:categories table:cell-range-address="Sheet1.A151:Sheet1.A156"/>
          </chart:axis>
          <chart:axis chart:dimension="y" chart:name="primary-y" chart:style-name="ch5">
            <chart:title svg:x="0.451cm" svg:y="5.825cm" chart:style-name="ch7">
              <text:p>Failurerate [%]</text:p>
            </chart:title>
            <chart:grid chart:style-name="ch8" chart:class="major"/>
          </chart:axis>
          <chart:series chart:style-name="ch9" chart:values-cell-range-address="Sheet1.B151:Sheet1.B156" chart:label-cell-address="Sheet1.B149:Sheet1.B150" chart:class="chart:line">
            <chart:data-point chart:repeated="6"/>
          </chart:series>
          <chart:series chart:style-name="ch10" chart:values-cell-range-address="Sheet1.C151:Sheet1.C156" chart:label-cell-address="Sheet1.C149:Sheet1.C15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%]</text:p>
                <text:list>
                  <text:list-item>
                    <text:p>A* [%]</text:p>
                  </text:list-item>
                  <text:list-item>
                    <text:p/>
                  </text:list-item>
                </text:list>
                <draw:g>
                  <svg:desc>Sheet1.B149:Sheet1.B150</svg:desc>
                </draw:g>
              </table:table-cell>
              <table:table-cell office:value-type="string">
                <text:p>Raycasting [%]</text:p>
                <text:list>
                  <text:list-item>
                    <text:p>Raycasting [%]</text:p>
                  </text:list-item>
                  <text:list-item>
                    <text:p/>
                  </text:list-item>
                </text:list>
                <draw:g>
                  <svg:desc>Sheet1.C149:Sheet1.C15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51:Sheet1.A156</svg:desc>
                </draw:g>
              </table:table-cell>
              <table:table-cell office:value-type="float" office:value="0">
                <text:p>0</text:p>
                <draw:g>
                  <svg:desc>Sheet1.B151:Sheet1.B156</svg:desc>
                </draw:g>
              </table:table-cell>
              <table:table-cell office:value-type="float" office:value="0">
                <text:p>0</text:p>
                <draw:g>
                  <svg:desc>Sheet1.C151:Sheet1.C156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